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0.48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6mm"/>
    </style:style>
    <style:style style:name="co6" style:family="table-column">
      <style:table-column-properties fo:break-before="auto" style:column-width="48.75mm"/>
    </style:style>
    <style:style style:name="co7" style:family="table-column">
      <style:table-column-properties fo:break-before="auto" style:column-width="57.9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ackground-color="#ff0000"/>
      <style:text-properties fo:color="#ffffff" style:font-name="Liberation Sans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7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8" style:family="table-cell" style:parent-style-name="Default">
      <style:table-cell-properties fo:background-color="#99ff66"/>
      <style:text-properties style:font-name="Liberation Sans"/>
    </style:style>
    <style:style style:name="ce9" style:family="table-cell" style:parent-style-name="Default">
      <style:table-cell-properties fo:background-color="#ffcc00"/>
      <style:text-properties style:font-name="Liberation Sans"/>
    </style:style>
    <style:style style:name="ce10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11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12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13" style:family="table-cell" style:parent-style-name="Default">
      <style:table-cell-properties fo:background-color="#66ffff"/>
      <style:text-properties style:font-name="Liberation Sans"/>
    </style:style>
    <style:style style:name="ce14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15" style:family="table-cell" style:parent-style-name="Default">
      <style:table-cell-properties fo:background-color="#cc00cc"/>
      <style:text-properties fo:color="#ffffff" style:font-name="Liberation Sans"/>
    </style:style>
    <style:style style:name="ce16" style:family="table-cell" style:parent-style-name="Default">
      <style:table-cell-properties fo:background-color="#0000ff"/>
      <style:text-properties style:font-name="Liberation Sans"/>
    </style:style>
  </office:automatic-styles>
  <office:body>
    <office:spreadsheet>
      <table:calculation-settings table:automatic-find-labels="false"/>
      <table:table table:name="ori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GI</text:p>
          </table:table-cell>
          <table:table-cell office:value-type="float" office:value="-0.00533713965707147" calcext:value-type="float">
            <text:p>-0.0053371397</text:p>
          </table:table-cell>
          <table:table-cell office:value-type="float" office:value="0.240330459089062" calcext:value-type="float">
            <text:p>0.2403304591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0499659947889786" calcext:value-type="float">
            <text:p>0.0499659948</text:p>
          </table:table-cell>
          <table:table-cell office:value-type="float" office:value="0.23994213670833" calcext:value-type="float">
            <text:p>0.2399421367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0499658816846436" calcext:value-type="float">
            <text:p>0.0499658817</text:p>
          </table:table-cell>
          <table:table-cell office:value-type="float" office:value="0.232050338417756" calcext:value-type="float">
            <text:p>0.2320503384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0499655816389059" calcext:value-type="float">
            <text:p>0.0499655816</text:p>
          </table:table-cell>
          <table:table-cell office:value-type="float" office:value="0.231695286821432" calcext:value-type="float">
            <text:p>0.2316952868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122724992703697" calcext:value-type="float">
            <text:p>0.1227249927</text:p>
          </table:table-cell>
          <table:table-cell office:value-type="float" office:value="0.426486359295123" calcext:value-type="float">
            <text:p>0.4264863593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0421508704779528" calcext:value-type="float">
            <text:p>0.0421508705</text:p>
          </table:table-cell>
          <table:table-cell office:value-type="float" office:value="0.42648583374535" calcext:value-type="float">
            <text:p>0.4264858337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0.0421508472995833" calcext:value-type="float">
            <text:p>0.0421508473</text:p>
          </table:table-cell>
          <table:table-cell office:value-type="float" office:value="0.409877816630059" calcext:value-type="float">
            <text:p>0.4098778166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0421508578802873" calcext:value-type="float">
            <text:p>0.0421508579</text:p>
          </table:table-cell>
          <table:table-cell office:value-type="float" office:value="0.409867109001596" calcext:value-type="float">
            <text:p>0.409867109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0000000001335260200202" calcext:value-type="float">
            <text:p>1.335260200202E-10</text:p>
          </table:table-cell>
          <table:table-cell office:value-type="float" office:value="0.320348093921246" calcext:value-type="float">
            <text:p>0.3203480939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000000487907995367173" calcext:value-type="float">
            <text:p>4.87907995367173E-07</text:p>
          </table:table-cell>
          <table:table-cell office:value-type="float" office:value="0.21227357190702" calcext:value-type="float">
            <text:p>0.2122735719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-0.00000242793077652196" calcext:value-type="float">
            <text:p>-2.42793077652196E-06</text:p>
          </table:table-cell>
          <table:table-cell office:value-type="float" office:value="0.212273388881752" calcext:value-type="float">
            <text:p>0.2122733889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0431048355739791" calcext:value-type="float">
            <text:p>-0.0043104836</text:p>
          </table:table-cell>
          <table:table-cell office:value-type="float" office:value="0.159087052196009" calcext:value-type="float">
            <text:p>0.1590870522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0.0127473613040775" calcext:value-type="float">
            <text:p>-0.0127473613</text:p>
          </table:table-cell>
          <table:table-cell office:value-type="float" office:value="0.0964045191293779" calcext:value-type="float">
            <text:p>0.0964045191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000866481136240109" calcext:value-type="float">
            <text:p>-8.66481136240109E-05</text:p>
          </table:table-cell>
          <table:table-cell office:value-type="float" office:value="0.0626825330727209" calcext:value-type="float">
            <text:p>0.0626825331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office:value-type="float" office:value="-0.0127473884615787" calcext:value-type="float">
            <text:p>-0.0127473885</text:p>
          </table:table-cell>
          <table:table-cell office:value-type="float" office:value="0.0964045191377416" calcext:value-type="float">
            <text:p>0.0964045191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office:value-type="float" office:value="-0.00983565853530736" calcext:value-type="float">
            <text:p>-0.0098356585</text:p>
          </table:table-cell>
          <table:table-cell office:value-type="float" office:value="0.0457769920878076" calcext:value-type="float">
            <text:p>0.0457769921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office:value-type="float" office:value="-0.00342684406800794" calcext:value-type="float">
            <text:p>-0.0034268441</text:p>
          </table:table-cell>
          <table:table-cell office:value-type="float" office:value="0.0506275270498639" calcext:value-type="float">
            <text:p>0.050627527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office:value-type="float" office:value="-0.00342698205122929" calcext:value-type="float">
            <text:p>-0.0034269821</text:p>
          </table:table-cell>
          <table:table-cell office:value-type="float" office:value="0.0506275270558233" calcext:value-type="float">
            <text:p>0.0506275271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office:value-type="float" office:value="-0.00342715633460758" calcext:value-type="float">
            <text:p>-0.0034271563</text:p>
          </table:table-cell>
          <table:table-cell office:value-type="float" office:value="0.0506275270558424" calcext:value-type="float">
            <text:p>0.0506275271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0000000000169592099195724" calcext:value-type="float">
            <text:p>1.69592099195724E-11</text:p>
          </table:table-cell>
          <table:table-cell office:value-type="float" office:value="0.00115327654454003" calcext:value-type="float">
            <text:p>0.0011532765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000025735219370821" calcext:value-type="float">
            <text:p>2.5735219370821E-06</text:p>
          </table:table-cell>
          <table:table-cell office:value-type="float" office:value="0.961334962223561" calcext:value-type="float">
            <text:p>0.9613349622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office:value-type="float" office:value="-0.174079761318967" calcext:value-type="float">
            <text:p>-0.1740797613</text:p>
          </table:table-cell>
          <table:table-cell office:value-type="float" office:value="1.0114422821247" calcext:value-type="float">
            <text:p>1.0114422821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0000000374488908241609" calcext:value-type="float">
            <text:p>3.74488908241609E-08</text:p>
          </table:table-cell>
          <table:table-cell office:value-type="float" office:value="0.00137513924373731" calcext:value-type="float">
            <text:p>0.0013751392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000238157056561562" calcext:value-type="float">
            <text:p>0.0002381571</text:p>
          </table:table-cell>
          <table:table-cell office:value-type="float" office:value="0.166484132333037" calcext:value-type="float">
            <text:p>0.1664841323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0856590987180599" calcext:value-type="float">
            <text:p>0.0856590987</text:p>
          </table:table-cell>
          <table:table-cell office:value-type="float" office:value="0.552486443651227" calcext:value-type="float">
            <text:p>0.5524864437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0.0525869872112743" calcext:value-type="float">
            <text:p>0.0525869872</text:p>
          </table:table-cell>
          <table:table-cell office:value-type="float" office:value="0.360040406124668" calcext:value-type="float">
            <text:p>0.3600404061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0.0521293988659278" calcext:value-type="float">
            <text:p>0.0521293989</text:p>
          </table:table-cell>
          <table:table-cell office:value-type="float" office:value="0.360040406132679" calcext:value-type="float">
            <text:p>0.3600404061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0.0429558300885686" calcext:value-type="float">
            <text:p>0.0429558301</text:p>
          </table:table-cell>
          <table:table-cell office:value-type="float" office:value="0.360040406135511" calcext:value-type="float">
            <text:p>0.3600404061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0.000572635976677195" calcext:value-type="float">
            <text:p>0.000572636</text:p>
          </table:table-cell>
          <table:table-cell office:value-type="float" office:value="0.316207459088838" calcext:value-type="float">
            <text:p>0.3162074591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0.000547001015950386" calcext:value-type="float">
            <text:p>0.000547001</text:p>
          </table:table-cell>
          <table:table-cell office:value-type="float" office:value="0.309085354339338" calcext:value-type="float">
            <text:p>0.309085354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000548241556386394" calcext:value-type="float">
            <text:p>0.0005482416</text:p>
          </table:table-cell>
          <table:table-cell office:value-type="float" office:value="0.309085353095625" calcext:value-type="float">
            <text:p>0.3090853531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0.0111473264377818" calcext:value-type="float">
            <text:p>0.0111473264</text:p>
          </table:table-cell>
          <table:table-cell office:value-type="float" office:value="0.352918301263967" calcext:value-type="float">
            <text:p>0.3529183013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0.0111464946639027" calcext:value-type="float">
            <text:p>0.0111464947</text:p>
          </table:table-cell>
          <table:table-cell office:value-type="float" office:value="0.352918301196723" calcext:value-type="float">
            <text:p>0.3529183012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0.333776596432971" calcext:value-type="float">
            <text:p>0.3337765964</text:p>
          </table:table-cell>
          <table:table-cell office:value-type="float" office:value="4.05084629861382" calcext:value-type="float">
            <text:p>4.0508462986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0.177886862815396" calcext:value-type="float">
            <text:p>0.1778868628</text:p>
          </table:table-cell>
          <table:table-cell office:value-type="float" office:value="3.80194158773683" calcext:value-type="float">
            <text:p>3.8019415877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0.000113437771028326" calcext:value-type="float">
            <text:p>0.0001134378</text:p>
          </table:table-cell>
          <table:table-cell office:value-type="float" office:value="0.223067565631757" calcext:value-type="float">
            <text:p>0.2230675656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0.000113438224950798" calcext:value-type="float">
            <text:p>0.0001134382</text:p>
          </table:table-cell>
          <table:table-cell office:value-type="float" office:value="0.22306756587153" calcext:value-type="float">
            <text:p>0.2230675659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0.00168122877854691" calcext:value-type="float">
            <text:p>0.0016812288</text:p>
          </table:table-cell>
          <table:table-cell office:value-type="float" office:value="0.00171214951287468" calcext:value-type="float">
            <text:p>0.0017121495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0.00168124487448444" calcext:value-type="float">
            <text:p>0.0016812449</text:p>
          </table:table-cell>
          <table:table-cell office:value-type="float" office:value="0.00171214948832193" calcext:value-type="float">
            <text:p>0.0017121495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00725657565861997" calcext:value-type="float">
            <text:p>7.25657565861997E-05</text:p>
          </table:table-cell>
          <table:table-cell office:value-type="float" office:value="0.0531865197249009" calcext:value-type="float">
            <text:p>0.0531865197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-0.114047832538803" calcext:value-type="float">
            <text:p>-0.1140478325</text:p>
          </table:table-cell>
          <table:table-cell office:value-type="float" office:value="0.0531865197283334" calcext:value-type="float">
            <text:p>0.0531865197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0617512531279215" calcext:value-type="float">
            <text:p>0.0617512531</text:p>
          </table:table-cell>
          <table:table-cell office:value-type="float" office:value="0.791282576048428" calcext:value-type="float">
            <text:p>0.791282576</text:p>
          </table:table-cell>
        </table:table-row>
        <table:table-row table:style-name="ro1">
          <table:table-cell office:value-type="string" calcext:value-type="string">
            <text:p>PNT_req</text:p>
          </table:table-cell>
          <table:table-cell office:value-type="float" office:value="-0.149438790173386" calcext:value-type="float">
            <text:p>-0.1494387902</text:p>
          </table:table-cell>
          <table:table-cell office:value-type="float" office:value="0.282325666118706" calcext:value-type="float">
            <text:p>0.2823256661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0.000235041598377289" calcext:value-type="float">
            <text:p>0.0002350416</text:p>
          </table:table-cell>
          <table:table-cell office:value-type="float" office:value="0.453281632128561" calcext:value-type="float">
            <text:p>0.4532816321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0.458302425089588" calcext:value-type="float">
            <text:p>0.4583024251</text:p>
          </table:table-cell>
          <table:table-cell office:value-type="float" office:value="2.76885318000368" calcext:value-type="float">
            <text:p>2.76885318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0.000129369203399137" calcext:value-type="float">
            <text:p>0.0001293692</text:p>
          </table:table-cell>
          <table:table-cell office:value-type="float" office:value="0.00872498681132832" calcext:value-type="float">
            <text:p>0.0087249868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00129710694964224" calcext:value-type="float">
            <text:p>0.0001297107</text:p>
          </table:table-cell>
          <table:table-cell office:value-type="float" office:value="0.00872498681255025" calcext:value-type="float">
            <text:p>0.0087249868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00105296132020924" calcext:value-type="float">
            <text:p>0.0001052961</text:p>
          </table:table-cell>
          <table:table-cell office:value-type="float" office:value="0.45102812458825" calcext:value-type="float">
            <text:p>0.4510281246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00105290504391266" calcext:value-type="float">
            <text:p>0.0001052905</text:p>
          </table:table-cell>
          <table:table-cell office:value-type="float" office:value="0.45099535540262" calcext:value-type="float">
            <text:p>0.4509953554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0.000118423038670174" calcext:value-type="float">
            <text:p>0.000118423</text:p>
          </table:table-cell>
          <table:table-cell office:value-type="float" office:value="0.451039493950599" calcext:value-type="float">
            <text:p>0.451039494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0727575891685268" calcext:value-type="float">
            <text:p>0.0727575892</text:p>
          </table:table-cell>
          <table:table-cell office:value-type="float" office:value="0.240462109888065" calcext:value-type="float">
            <text:p>0.2404621099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0.0727575893432861" calcext:value-type="float">
            <text:p>0.0727575893</text:p>
          </table:table-cell>
          <table:table-cell office:value-type="float" office:value="0.240462103483251" calcext:value-type="float">
            <text:p>0.2404621035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0727575897377166" calcext:value-type="float">
            <text:p>0.0727575897</text:p>
          </table:table-cell>
          <table:table-cell office:value-type="float" office:value="0.240462085051227" calcext:value-type="float">
            <text:p>0.2404620851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0727576693863966" calcext:value-type="float">
            <text:p>0.0727576694</text:p>
          </table:table-cell>
          <table:table-cell office:value-type="float" office:value="0.240460650076283" calcext:value-type="float">
            <text:p>0.2404606501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0.0727576686298242" calcext:value-type="float">
            <text:p>0.0727576686</text:p>
          </table:table-cell>
          <table:table-cell office:value-type="float" office:value="0.24046064874179" calcext:value-type="float">
            <text:p>0.2404606487</text:p>
          </table:table-cell>
        </table:table-row>
        <table:table-row table:style-name="ro1"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171832284894862" calcext:value-type="float">
            <text:p>0.1718322849</text:p>
          </table:table-cell>
          <table:table-cell office:value-type="float" office:value="1.09234716341064" calcext:value-type="float">
            <text:p>1.0923471634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0.0111473268880782" calcext:value-type="float">
            <text:p>0.0111473269</text:p>
          </table:table-cell>
          <table:table-cell office:value-type="float" office:value="0.352918301261745" calcext:value-type="float">
            <text:p>0.3529183013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104345883544135" calcext:value-type="float">
            <text:p>0.1043458835</text:p>
          </table:table-cell>
          <table:table-cell office:value-type="float" office:value="0.914313584731781" calcext:value-type="float">
            <text:p>0.9143135847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0.0000000000513422740193119" calcext:value-type="float">
            <text:p>5.13422740193119E-11</text:p>
          </table:table-cell>
          <table:table-cell office:value-type="float" office:value="0.0000341925013134068" calcext:value-type="float">
            <text:p>3.41925013134068E-05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office:value-type="float" office:value="0.158580570183381" calcext:value-type="float">
            <text:p>0.1585805702</text:p>
          </table:table-cell>
          <table:table-cell office:value-type="float" office:value="2.70043731189264" calcext:value-type="float">
            <text:p>2.7004373119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office:value-type="float" office:value="0.073172881108119" calcext:value-type="float">
            <text:p>0.0731728811</text:p>
          </table:table-cell>
          <table:table-cell office:value-type="float" office:value="0.240434623234693" calcext:value-type="float">
            <text:p>0.2404346232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0.00522661597711227" calcext:value-type="float">
            <text:p>0.005226616</text:p>
          </table:table-cell>
          <table:table-cell office:value-type="float" office:value="0.170420488837828" calcext:value-type="float">
            <text:p>0.1704204888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office:value-type="float" office:value="0.0052266183638168" calcext:value-type="float">
            <text:p>0.0052266184</text:p>
          </table:table-cell>
          <table:table-cell office:value-type="float" office:value="0.170420805993778" calcext:value-type="float">
            <text:p>0.170420806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office:value-type="float" office:value="0.00000000563062429083454" calcext:value-type="float">
            <text:p>5.63062429083454E-09</text:p>
          </table:table-cell>
          <table:table-cell office:value-type="float" office:value="0.0000327261465692418" calcext:value-type="float">
            <text:p>3.27261465692418E-05</text:p>
          </table:table-cell>
        </table:table-row>
        <table:table-row table:style-name="ro1">
          <table:table-cell office:value-type="string" calcext:value-type="string">
            <text:p>_ACE_OUT</text:p>
          </table:table-cell>
          <table:table-cell office:value-type="float" office:value="0.0000000058497563189192" calcext:value-type="float">
            <text:p>5.8497563189192E-09</text:p>
          </table:table-cell>
          <table:table-cell office:value-type="float" office:value="0.0000288538383279712" calcext:value-type="float">
            <text:p>2.88538383279712E-05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office:value-type="float" office:value="0.00000000563116904580395" calcext:value-type="float">
            <text:p>5.63116904580395E-09</text:p>
          </table:table-cell>
          <table:table-cell office:value-type="float" office:value="0.0000327165192845109" calcext:value-type="float">
            <text:p>3.27165192845109E-05</text:p>
          </table:table-cell>
        </table:table-row>
        <table:table-row table:style-name="ro1">
          <table:table-cell office:value-type="string" calcext:value-type="string">
            <text:p>GL6P_HYDROLYSIS</text:p>
          </table:table-cell>
          <table:table-cell office:value-type="float" office:value="0.000000000539804607533133" calcext:value-type="float">
            <text:p>5.39804607533133E-10</text:p>
          </table:table-cell>
          <table:table-cell office:value-type="float" office:value="0.00000052400640756093" calcext:value-type="float">
            <text:p>0.000000524</text:p>
          </table:table-cell>
        </table:table-row>
        <table:table-row table:style-name="ro1" table:number-rows-repeated="104850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rig_2" table:style-name="ta1">
        <table:table-column table:style-name="co5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GI</text:p>
          </table:table-cell>
          <table:table-cell table:formula="of:=VLOOKUP([.A1];[mapping.$A$1:.$B$56];2;0)" office:value-type="string" office:string-value="PGI" calcext:value-type="string">
            <text:p>PGI</text:p>
          </table:table-cell>
          <table:table-cell office:value-type="float" office:value="-0.00533713965707147" calcext:value-type="float">
            <text:p>-0.0053371397</text:p>
          </table:table-cell>
          <table:table-cell office:value-type="float" office:value="0.240330459089062" calcext:value-type="float">
            <text:p>0.2403304591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table:formula="of:=VLOOKUP([.A2];[mapping.$A$1:.$B$56];2;0)" office:value-type="string" office:string-value="PFK" calcext:value-type="string">
            <text:p>PFK</text:p>
          </table:table-cell>
          <table:table-cell office:value-type="float" office:value="0.0499659947889786" calcext:value-type="float">
            <text:p>0.0499659948</text:p>
          </table:table-cell>
          <table:table-cell office:value-type="float" office:value="0.23994213670833" calcext:value-type="float">
            <text:p>0.2399421367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table:formula="of:=VLOOKUP([.A3];[mapping.$A$1:.$B$56];2;0)" office:value-type="string" office:string-value="FBA" calcext:value-type="string">
            <text:p>FBA</text:p>
          </table:table-cell>
          <table:table-cell office:value-type="float" office:value="0.0499658816846436" calcext:value-type="float">
            <text:p>0.0499658817</text:p>
          </table:table-cell>
          <table:table-cell office:value-type="float" office:value="0.232050338417756" calcext:value-type="float">
            <text:p>0.2320503384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table:formula="of:=VLOOKUP([.A4];[mapping.$A$1:.$B$56];2;0)" office:value-type="string" office:string-value="TPI" calcext:value-type="string">
            <text:p>TPI</text:p>
          </table:table-cell>
          <table:table-cell office:value-type="float" office:value="0.0499655816389059" calcext:value-type="float">
            <text:p>0.0499655816</text:p>
          </table:table-cell>
          <table:table-cell office:value-type="float" office:value="0.231695286821432" calcext:value-type="float">
            <text:p>0.2316952868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table:formula="of:=VLOOKUP([.A5];[mapping.$A$1:.$B$56];2;0)" office:value-type="string" office:string-value="GAPD" calcext:value-type="string">
            <text:p>GAPD</text:p>
          </table:table-cell>
          <table:table-cell office:value-type="float" office:value="0.122724992703697" calcext:value-type="float">
            <text:p>0.1227249927</text:p>
          </table:table-cell>
          <table:table-cell office:value-type="float" office:value="0.426486359295123" calcext:value-type="float">
            <text:p>0.4264863593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table:formula="of:=VLOOKUP([.A6];[mapping.$A$1:.$B$56];2;0)" office:value-type="string" office:string-value="PGK" calcext:value-type="string">
            <text:p>PGK</text:p>
          </table:table-cell>
          <table:table-cell office:value-type="float" office:value="0.0421508704779528" calcext:value-type="float">
            <text:p>0.0421508705</text:p>
          </table:table-cell>
          <table:table-cell office:value-type="float" office:value="0.42648583374535" calcext:value-type="float">
            <text:p>0.4264858337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table:formula="of:=VLOOKUP([.A7];[mapping.$A$1:.$B$56];2;0)" office:value-type="string" office:string-value="PGM" calcext:value-type="string">
            <text:p>PGM</text:p>
          </table:table-cell>
          <table:table-cell office:value-type="float" office:value="0.0421508472995833" calcext:value-type="float">
            <text:p>0.0421508473</text:p>
          </table:table-cell>
          <table:table-cell office:value-type="float" office:value="0.409877816630059" calcext:value-type="float">
            <text:p>0.4098778166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table:formula="of:=VLOOKUP([.A8];[mapping.$A$1:.$B$56];2;0)" office:value-type="string" office:string-value="ENO" calcext:value-type="string">
            <text:p>ENO</text:p>
          </table:table-cell>
          <table:table-cell office:value-type="float" office:value="0.0421508578802873" calcext:value-type="float">
            <text:p>0.0421508579</text:p>
          </table:table-cell>
          <table:table-cell office:value-type="float" office:value="0.409867109001596" calcext:value-type="float">
            <text:p>0.409867109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table:formula="of:=VLOOKUP([.A9];[mapping.$A$1:.$B$56];2;0)" office:value-type="string" office:string-value="PYK" calcext:value-type="string">
            <text:p>PYK</text:p>
          </table:table-cell>
          <table:table-cell office:value-type="float" office:value="0.0000000001335260200202" calcext:value-type="float">
            <text:p>1.335260200202E-10</text:p>
          </table:table-cell>
          <table:table-cell office:value-type="float" office:value="0.320348093921246" calcext:value-type="float">
            <text:p>0.3203480939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table:formula="of:=VLOOKUP([.A10];[mapping.$A$1:.$B$56];2;0)" office:value-type="string" office:string-value="G6PDH2r" calcext:value-type="string">
            <text:p>G6PDH2r</text:p>
          </table:table-cell>
          <table:table-cell office:value-type="float" office:value="0.000000487907995367173" calcext:value-type="float">
            <text:p>4.87907995367173E-07</text:p>
          </table:table-cell>
          <table:table-cell office:value-type="float" office:value="0.21227357190702" calcext:value-type="float">
            <text:p>0.2122735719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table:formula="of:=VLOOKUP([.A11];[mapping.$A$1:.$B$56];2;0)" office:value-type="string" office:string-value="PGL" calcext:value-type="string">
            <text:p>PGL</text:p>
          </table:table-cell>
          <table:table-cell office:value-type="float" office:value="-0.00000242793077652196" calcext:value-type="float">
            <text:p>-2.42793077652196E-06</text:p>
          </table:table-cell>
          <table:table-cell office:value-type="float" office:value="0.212273388881752" calcext:value-type="float">
            <text:p>0.2122733889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formula="of:=VLOOKUP([.A12];[mapping.$A$1:.$B$56];2;0)" office:value-type="string" office:string-value="GND" calcext:value-type="string">
            <text:p>GND</text:p>
          </table:table-cell>
          <table:table-cell office:value-type="float" office:value="-0.00431048355739791" calcext:value-type="float">
            <text:p>-0.0043104836</text:p>
          </table:table-cell>
          <table:table-cell office:value-type="float" office:value="0.159087052196009" calcext:value-type="float">
            <text:p>0.1590870522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table:formula="of:=VLOOKUP([.A13];[mapping.$A$1:.$B$56];2;0)" office:value-type="string" office:string-value="RPE" calcext:value-type="string">
            <text:p>RPE</text:p>
          </table:table-cell>
          <table:table-cell office:value-type="float" office:value="-0.0127473613040775" calcext:value-type="float">
            <text:p>-0.0127473613</text:p>
          </table:table-cell>
          <table:table-cell office:value-type="float" office:value="0.0964045191293779" calcext:value-type="float">
            <text:p>0.0964045191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table:formula="of:=VLOOKUP([.A14];[mapping.$A$1:.$B$56];2;0)" office:value-type="string" office:string-value="RPI" calcext:value-type="string">
            <text:p>RPI</text:p>
          </table:table-cell>
          <table:table-cell office:value-type="float" office:value="-0.0000866481136240109" calcext:value-type="float">
            <text:p>-8.66481136240109E-05</text:p>
          </table:table-cell>
          <table:table-cell office:value-type="float" office:value="0.0626825330727209" calcext:value-type="float">
            <text:p>0.0626825331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table:formula="of:=VLOOKUP([.A15];[mapping.$A$1:.$B$56];2;0)" office:value-type="string" office:string-value="" calcext:value-type="error">
            <text:p>#N/A</text:p>
          </table:table-cell>
          <table:table-cell office:value-type="float" office:value="-0.0127473884615787" calcext:value-type="float">
            <text:p>-0.0127473885</text:p>
          </table:table-cell>
          <table:table-cell office:value-type="float" office:value="0.0964045191377416" calcext:value-type="float">
            <text:p>0.0964045191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table:formula="of:=VLOOKUP([.A16];[mapping.$A$1:.$B$56];2;0)" office:value-type="string" office:string-value="" calcext:value-type="error">
            <text:p>#N/A</text:p>
          </table:table-cell>
          <table:table-cell office:value-type="float" office:value="-0.00983565853530736" calcext:value-type="float">
            <text:p>-0.0098356585</text:p>
          </table:table-cell>
          <table:table-cell office:value-type="float" office:value="0.0457769920878076" calcext:value-type="float">
            <text:p>0.0457769921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table:formula="of:=VLOOKUP([.A17];[mapping.$A$1:.$B$56];2;0)" office:value-type="string" office:string-value="" calcext:value-type="error">
            <text:p>#N/A</text:p>
          </table:table-cell>
          <table:table-cell office:value-type="float" office:value="-0.00342684406800794" calcext:value-type="float">
            <text:p>-0.0034268441</text:p>
          </table:table-cell>
          <table:table-cell office:value-type="float" office:value="0.0506275270498639" calcext:value-type="float">
            <text:p>0.050627527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table:formula="of:=VLOOKUP([.A18];[mapping.$A$1:.$B$56];2;0)" office:value-type="string" office:string-value="" calcext:value-type="error">
            <text:p>#N/A</text:p>
          </table:table-cell>
          <table:table-cell office:value-type="float" office:value="-0.00342698205122929" calcext:value-type="float">
            <text:p>-0.0034269821</text:p>
          </table:table-cell>
          <table:table-cell office:value-type="float" office:value="0.0506275270558233" calcext:value-type="float">
            <text:p>0.0506275271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table:formula="of:=VLOOKUP([.A19];[mapping.$A$1:.$B$56];2;0)" office:value-type="string" office:string-value="" calcext:value-type="error">
            <text:p>#N/A</text:p>
          </table:table-cell>
          <table:table-cell office:value-type="float" office:value="-0.00342715633460758" calcext:value-type="float">
            <text:p>-0.0034271563</text:p>
          </table:table-cell>
          <table:table-cell office:value-type="float" office:value="0.0506275270558424" calcext:value-type="float">
            <text:p>0.0506275271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table:formula="of:=VLOOKUP([.A20];[mapping.$A$1:.$B$56];2;0)" office:value-type="string" office:string-value="FBP" calcext:value-type="string">
            <text:p>FBP</text:p>
          </table:table-cell>
          <table:table-cell office:value-type="float" office:value="0.0000000000169592099195724" calcext:value-type="float">
            <text:p>1.69592099195724E-11</text:p>
          </table:table-cell>
          <table:table-cell office:value-type="float" office:value="0.00115327654454003" calcext:value-type="float">
            <text:p>0.0011532765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table:formula="of:=VLOOKUP([.A21];[mapping.$A$1:.$B$56];2;0)" office:value-type="string" office:string-value="PPC" calcext:value-type="string">
            <text:p>PPC</text:p>
          </table:table-cell>
          <table:table-cell office:value-type="float" office:value="0.0000025735219370821" calcext:value-type="float">
            <text:p>2.5735219370821E-06</text:p>
          </table:table-cell>
          <table:table-cell office:value-type="float" office:value="0.961334962223561" calcext:value-type="float">
            <text:p>0.9613349622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table:formula="of:=VLOOKUP([.A22];[mapping.$A$1:.$B$56];2;0)" office:value-type="string" office:string-value="PPCK" calcext:value-type="string">
            <text:p>PPCK</text:p>
          </table:table-cell>
          <table:table-cell office:value-type="float" office:value="-0.174079761318967" calcext:value-type="float">
            <text:p>-0.1740797613</text:p>
          </table:table-cell>
          <table:table-cell office:value-type="float" office:value="1.0114422821247" calcext:value-type="float">
            <text:p>1.0114422821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formula="of:=VLOOKUP([.A23];[mapping.$A$1:.$B$56];2;0)" office:value-type="string" office:string-value="PPS" calcext:value-type="string">
            <text:p>PPS</text:p>
          </table:table-cell>
          <table:table-cell office:value-type="float" office:value="0.0000000374488908241609" calcext:value-type="float">
            <text:p>3.74488908241609E-08</text:p>
          </table:table-cell>
          <table:table-cell office:value-type="float" office:value="0.00137513924373731" calcext:value-type="float">
            <text:p>0.0013751392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table:formula="of:=VLOOKUP([.A24];[mapping.$A$1:.$B$56];2;0)" office:value-type="string" office:string-value="ME1" calcext:value-type="string">
            <text:p>ME1</text:p>
          </table:table-cell>
          <table:table-cell office:value-type="float" office:value="0.000238157056561562" calcext:value-type="float">
            <text:p>0.0002381571</text:p>
          </table:table-cell>
          <table:table-cell office:value-type="float" office:value="0.166484132333037" calcext:value-type="float">
            <text:p>0.1664841323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table:formula="of:=VLOOKUP([.A25];[mapping.$A$1:.$B$56];2;0)" office:value-type="string" office:string-value="PDH" calcext:value-type="string">
            <text:p>PDH</text:p>
          </table:table-cell>
          <table:table-cell office:value-type="float" office:value="0.0856590987180599" calcext:value-type="float">
            <text:p>0.0856590987</text:p>
          </table:table-cell>
          <table:table-cell office:value-type="float" office:value="0.552486443651227" calcext:value-type="float">
            <text:p>0.5524864437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table:formula="of:=VLOOKUP([.A26];[mapping.$A$1:.$B$56];2;0)" office:value-type="string" office:string-value="CS" calcext:value-type="string">
            <text:p>CS</text:p>
          </table:table-cell>
          <table:table-cell office:value-type="float" office:value="0.0525869872112743" calcext:value-type="float">
            <text:p>0.0525869872</text:p>
          </table:table-cell>
          <table:table-cell office:value-type="float" office:value="0.360040406124668" calcext:value-type="float">
            <text:p>0.3600404061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table:formula="of:=VLOOKUP([.A27];[mapping.$A$1:.$B$56];2;0)" office:value-type="string" office:string-value="ACONTa" calcext:value-type="string">
            <text:p>ACONTa</text:p>
          </table:table-cell>
          <table:table-cell office:value-type="float" office:value="0.0521293988659278" calcext:value-type="float">
            <text:p>0.0521293989</text:p>
          </table:table-cell>
          <table:table-cell office:value-type="float" office:value="0.360040406132679" calcext:value-type="float">
            <text:p>0.3600404061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table:formula="of:=VLOOKUP([.A28];[mapping.$A$1:.$B$56];2;0)" office:value-type="string" office:string-value="ACONTb" calcext:value-type="string">
            <text:p>ACONTb</text:p>
          </table:table-cell>
          <table:table-cell office:value-type="float" office:value="0.0429558300885686" calcext:value-type="float">
            <text:p>0.0429558301</text:p>
          </table:table-cell>
          <table:table-cell office:value-type="float" office:value="0.360040406135511" calcext:value-type="float">
            <text:p>0.3600404061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table:formula="of:=VLOOKUP([.A29];[mapping.$A$1:.$B$56];2;0)" office:value-type="string" office:string-value="ICDHyr" calcext:value-type="string">
            <text:p>ICDHyr</text:p>
          </table:table-cell>
          <table:table-cell office:value-type="float" office:value="0.000572635976677195" calcext:value-type="float">
            <text:p>0.000572636</text:p>
          </table:table-cell>
          <table:table-cell office:value-type="float" office:value="0.316207459088838" calcext:value-type="float">
            <text:p>0.3162074591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table:formula="of:=VLOOKUP([.A30];[mapping.$A$1:.$B$56];2;0)" office:value-type="string" office:string-value="AKGDH" calcext:value-type="string">
            <text:p>AKGDH</text:p>
          </table:table-cell>
          <table:table-cell office:value-type="float" office:value="0.000547001015950386" calcext:value-type="float">
            <text:p>0.000547001</text:p>
          </table:table-cell>
          <table:table-cell office:value-type="float" office:value="0.309085354339338" calcext:value-type="float">
            <text:p>0.309085354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table:formula="of:=VLOOKUP([.A31];[mapping.$A$1:.$B$56];2;0)" office:value-type="string" office:string-value="SUCOAS" calcext:value-type="string">
            <text:p>SUCOAS</text:p>
          </table:table-cell>
          <table:table-cell office:value-type="float" office:value="0.000548241556386394" calcext:value-type="float">
            <text:p>0.0005482416</text:p>
          </table:table-cell>
          <table:table-cell office:value-type="float" office:value="0.309085353095625" calcext:value-type="float">
            <text:p>0.3090853531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table:formula="of:=VLOOKUP([.A32];[mapping.$A$1:.$B$56];2;0)" office:value-type="string" office:string-value="SUCDi" calcext:value-type="string">
            <text:p>SUCDi</text:p>
          </table:table-cell>
          <table:table-cell office:value-type="float" office:value="0.0111473264377818" calcext:value-type="float">
            <text:p>0.0111473264</text:p>
          </table:table-cell>
          <table:table-cell office:value-type="float" office:value="0.352918301263967" calcext:value-type="float">
            <text:p>0.3529183013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table:formula="of:=VLOOKUP([.A33];[mapping.$A$1:.$B$56];2;0)" office:value-type="string" office:string-value="FUM" calcext:value-type="string">
            <text:p>FUM</text:p>
          </table:table-cell>
          <table:table-cell office:value-type="float" office:value="0.0111464946639027" calcext:value-type="float">
            <text:p>0.0111464947</text:p>
          </table:table-cell>
          <table:table-cell office:value-type="float" office:value="0.352918301196723" calcext:value-type="float">
            <text:p>0.3529183012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table:formula="of:=VLOOKUP([.A34];[mapping.$A$1:.$B$56];2;0)" office:value-type="string" office:string-value="MDH2" calcext:value-type="string">
            <text:p>MDH2</text:p>
          </table:table-cell>
          <table:table-cell office:value-type="float" office:value="0.333776596432971" calcext:value-type="float">
            <text:p>0.3337765964</text:p>
          </table:table-cell>
          <table:table-cell office:value-type="float" office:value="4.05084629861382" calcext:value-type="float">
            <text:p>4.0508462986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table:formula="of:=VLOOKUP([.A35];[mapping.$A$1:.$B$56];2;0)" office:value-type="string" office:string-value="MDH" calcext:value-type="string">
            <text:p>MDH</text:p>
          </table:table-cell>
          <table:table-cell office:value-type="float" office:value="0.177886862815396" calcext:value-type="float">
            <text:p>0.1778868628</text:p>
          </table:table-cell>
          <table:table-cell office:value-type="float" office:value="3.80194158773683" calcext:value-type="float">
            <text:p>3.8019415877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table:formula="of:=VLOOKUP([.A36];[mapping.$A$1:.$B$56];2;0)" office:value-type="string" office:string-value="ICL" calcext:value-type="string">
            <text:p>ICL</text:p>
          </table:table-cell>
          <table:table-cell office:value-type="float" office:value="0.000113437771028326" calcext:value-type="float">
            <text:p>0.0001134378</text:p>
          </table:table-cell>
          <table:table-cell office:value-type="float" office:value="0.223067565631757" calcext:value-type="float">
            <text:p>0.2230675656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table:formula="of:=VLOOKUP([.A37];[mapping.$A$1:.$B$56];2;0)" office:value-type="string" office:string-value="MALS" calcext:value-type="string">
            <text:p>MALS</text:p>
          </table:table-cell>
          <table:table-cell office:value-type="float" office:value="0.000113438224950798" calcext:value-type="float">
            <text:p>0.0001134382</text:p>
          </table:table-cell>
          <table:table-cell office:value-type="float" office:value="0.22306756587153" calcext:value-type="float">
            <text:p>0.2230675659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table:formula="of:=VLOOKUP([.A38];[mapping.$A$1:.$B$56];2;0)" office:value-type="string" office:string-value="" calcext:value-type="error">
            <text:p>#N/A</text:p>
          </table:table-cell>
          <table:table-cell office:value-type="float" office:value="0.00168122877854691" calcext:value-type="float">
            <text:p>0.0016812288</text:p>
          </table:table-cell>
          <table:table-cell office:value-type="float" office:value="0.00171214951287468" calcext:value-type="float">
            <text:p>0.0017121495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table:formula="of:=VLOOKUP([.A39];[mapping.$A$1:.$B$56];2;0)" office:value-type="string" office:string-value="" calcext:value-type="error">
            <text:p>#N/A</text:p>
          </table:table-cell>
          <table:table-cell office:value-type="float" office:value="0.00168124487448444" calcext:value-type="float">
            <text:p>0.0016812449</text:p>
          </table:table-cell>
          <table:table-cell office:value-type="float" office:value="0.00171214948832193" calcext:value-type="float">
            <text:p>0.0017121495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table:formula="of:=VLOOKUP([.A40];[mapping.$A$1:.$B$56];2;0)" office:value-type="string" office:string-value="EDD" calcext:value-type="string">
            <text:p>EDD</text:p>
          </table:table-cell>
          <table:table-cell office:value-type="float" office:value="0.0000725657565861997" calcext:value-type="float">
            <text:p>7.25657565861997E-05</text:p>
          </table:table-cell>
          <table:table-cell office:value-type="float" office:value="0.0531865197249009" calcext:value-type="float">
            <text:p>0.0531865197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table:formula="of:=VLOOKUP([.A41];[mapping.$A$1:.$B$56];2;0)" office:value-type="string" office:string-value="EDA" calcext:value-type="string">
            <text:p>EDA</text:p>
          </table:table-cell>
          <table:table-cell office:value-type="float" office:value="-0.114047832538803" calcext:value-type="float">
            <text:p>-0.1140478325</text:p>
          </table:table-cell>
          <table:table-cell office:value-type="float" office:value="0.0531865197283334" calcext:value-type="float">
            <text:p>0.0531865197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table:formula="of:=VLOOKUP([.A42];[mapping.$A$1:.$B$56];2;0)" office:value-type="string" office:string-value="NADH16pp" calcext:value-type="string">
            <text:p>NADH16pp</text:p>
          </table:table-cell>
          <table:table-cell office:value-type="float" office:value="0.0617512531279215" calcext:value-type="float">
            <text:p>0.0617512531</text:p>
          </table:table-cell>
          <table:table-cell office:value-type="float" office:value="0.791282576048428" calcext:value-type="float">
            <text:p>0.791282576</text:p>
          </table:table-cell>
        </table:table-row>
        <table:table-row table:style-name="ro1">
          <table:table-cell office:value-type="string" calcext:value-type="string">
            <text:p>PNT_req</text:p>
          </table:table-cell>
          <table:table-cell table:formula="of:=VLOOKUP([.A43];[mapping.$A$1:.$B$56];2;0)" office:value-type="string" office:string-value="NADTRHD" calcext:value-type="string">
            <text:p>NADTRHD</text:p>
          </table:table-cell>
          <table:table-cell office:value-type="float" office:value="-0.149438790173386" calcext:value-type="float">
            <text:p>-0.1494387902</text:p>
          </table:table-cell>
          <table:table-cell office:value-type="float" office:value="0.282325666118706" calcext:value-type="float">
            <text:p>0.2823256661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table:formula="of:=VLOOKUP([.A44];[mapping.$A$1:.$B$56];2;0)" office:value-type="string" office:string-value="ADK1" calcext:value-type="string">
            <text:p>ADK1</text:p>
          </table:table-cell>
          <table:table-cell office:value-type="float" office:value="0.000235041598377289" calcext:value-type="float">
            <text:p>0.0002350416</text:p>
          </table:table-cell>
          <table:table-cell office:value-type="float" office:value="0.453281632128561" calcext:value-type="float">
            <text:p>0.4532816321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table:formula="of:=VLOOKUP([.A45];[mapping.$A$1:.$B$56];2;0)" office:value-type="string" office:string-value="ATPS4rpp" calcext:value-type="string">
            <text:p>ATPS4rpp</text:p>
          </table:table-cell>
          <table:table-cell office:value-type="float" office:value="0.458302425089588" calcext:value-type="float">
            <text:p>0.4583024251</text:p>
          </table:table-cell>
          <table:table-cell office:value-type="float" office:value="2.76885318000368" calcext:value-type="float">
            <text:p>2.76885318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table:formula="of:=VLOOKUP([.A46];[mapping.$A$1:.$B$56];2;0)" office:value-type="string" office:string-value="ADNCYC" calcext:value-type="string">
            <text:p>ADNCYC</text:p>
          </table:table-cell>
          <table:table-cell office:value-type="float" office:value="0.000129369203399137" calcext:value-type="float">
            <text:p>0.0001293692</text:p>
          </table:table-cell>
          <table:table-cell office:value-type="float" office:value="0.00872498681132832" calcext:value-type="float">
            <text:p>0.0087249868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table:formula="of:=VLOOKUP([.A47];[mapping.$A$1:.$B$56];2;0)" office:value-type="string" office:string-value="PDE4" calcext:value-type="string">
            <text:p>PDE4</text:p>
          </table:table-cell>
          <table:table-cell office:value-type="float" office:value="0.000129710694964224" calcext:value-type="float">
            <text:p>0.0001297107</text:p>
          </table:table-cell>
          <table:table-cell office:value-type="float" office:value="0.00872498681255025" calcext:value-type="float">
            <text:p>0.0087249868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table:formula="of:=VLOOKUP([.A48];[mapping.$A$1:.$B$56];2;0)" office:value-type="string" office:string-value="ACKr" calcext:value-type="string">
            <text:p>ACKr</text:p>
          </table:table-cell>
          <table:table-cell office:value-type="float" office:value="0.000105296132020924" calcext:value-type="float">
            <text:p>0.0001052961</text:p>
          </table:table-cell>
          <table:table-cell office:value-type="float" office:value="0.45102812458825" calcext:value-type="float">
            <text:p>0.4510281246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table:formula="of:=VLOOKUP([.A49];[mapping.$A$1:.$B$56];2;0)" office:value-type="string" office:string-value="ACS" calcext:value-type="string">
            <text:p>ACS</text:p>
          </table:table-cell>
          <table:table-cell office:value-type="float" office:value="0.000105290504391266" calcext:value-type="float">
            <text:p>0.0001052905</text:p>
          </table:table-cell>
          <table:table-cell office:value-type="float" office:value="0.45099535540262" calcext:value-type="float">
            <text:p>0.4509953554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table:formula="of:=VLOOKUP([.A50];[mapping.$A$1:.$B$56];2;0)" office:value-type="string" office:string-value="PTAr" calcext:value-type="string">
            <text:p>PTAr</text:p>
          </table:table-cell>
          <table:table-cell office:value-type="float" office:value="0.000118423038670174" calcext:value-type="float">
            <text:p>0.000118423</text:p>
          </table:table-cell>
          <table:table-cell office:value-type="float" office:value="0.451039493950599" calcext:value-type="float">
            <text:p>0.451039494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table:formula="of:=VLOOKUP([.A51];[mapping.$A$1:.$B$56];2;0)" office:value-type="string" office:string-value="GLCptspp" calcext:value-type="string">
            <text:p>GLCptspp</text:p>
          </table:table-cell>
          <table:table-cell office:value-type="float" office:value="0.0727575891685268" calcext:value-type="float">
            <text:p>0.0727575892</text:p>
          </table:table-cell>
          <table:table-cell office:value-type="float" office:value="0.240462109888065" calcext:value-type="float">
            <text:p>0.2404621099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table:formula="of:=VLOOKUP([.A52];[mapping.$A$1:.$B$56];2;0)" office:value-type="string" office:string-value="" calcext:value-type="error">
            <text:p>#N/A</text:p>
          </table:table-cell>
          <table:table-cell office:value-type="float" office:value="0.0727575893432861" calcext:value-type="float">
            <text:p>0.0727575893</text:p>
          </table:table-cell>
          <table:table-cell office:value-type="float" office:value="0.240462103483251" calcext:value-type="float">
            <text:p>0.2404621035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table:formula="of:=VLOOKUP([.A53];[mapping.$A$1:.$B$56];2;0)" office:value-type="string" office:string-value="" calcext:value-type="error">
            <text:p>#N/A</text:p>
          </table:table-cell>
          <table:table-cell office:value-type="float" office:value="0.0727575897377166" calcext:value-type="float">
            <text:p>0.0727575897</text:p>
          </table:table-cell>
          <table:table-cell office:value-type="float" office:value="0.240462085051227" calcext:value-type="float">
            <text:p>0.2404620851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table:formula="of:=VLOOKUP([.A54];[mapping.$A$1:.$B$56];2;0)" office:value-type="string" office:string-value="" calcext:value-type="error">
            <text:p>#N/A</text:p>
          </table:table-cell>
          <table:table-cell office:value-type="float" office:value="0.0727576693863966" calcext:value-type="float">
            <text:p>0.0727576694</text:p>
          </table:table-cell>
          <table:table-cell office:value-type="float" office:value="0.240460650076283" calcext:value-type="float">
            <text:p>0.2404606501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table:formula="of:=VLOOKUP([.A55];[mapping.$A$1:.$B$56];2;0)" office:value-type="string" office:string-value="" calcext:value-type="error">
            <text:p>#N/A</text:p>
          </table:table-cell>
          <table:table-cell office:value-type="float" office:value="0.0727576686298242" calcext:value-type="float">
            <text:p>0.0727576686</text:p>
          </table:table-cell>
          <table:table-cell office:value-type="float" office:value="0.24046064874179" calcext:value-type="float">
            <text:p>0.2404606487</text:p>
          </table:table-cell>
        </table:table-row>
        <table:table-row table:style-name="ro1">
          <table:table-cell office:value-type="string" calcext:value-type="string">
            <text:p>GLC_feed</text:p>
          </table:table-cell>
          <table:table-cell table:formula="of:=VLOOKUP([.A56];[mapping.$A$1:.$B$56];2;0)" office:value-type="string" office:string-value="EX_glc_LPAREN_e_RPAREN_" calcext:value-type="string">
            <text:p>EX_glc_LPAREN_e_RPAREN_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table:formula="of:=VLOOKUP([.A57];[mapping.$A$1:.$B$56];2;0)" office:value-type="string" office:string-value="CYTBO3_4pp" calcext:value-type="string">
            <text:p>CYTBO3_4pp</text:p>
          </table:table-cell>
          <table:table-cell office:value-type="float" office:value="0.171832284894862" calcext:value-type="float">
            <text:p>0.1718322849</text:p>
          </table:table-cell>
          <table:table-cell office:value-type="float" office:value="1.09234716341064" calcext:value-type="float">
            <text:p>1.0923471634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table:formula="of:=VLOOKUP([.A58];[mapping.$A$1:.$B$56];2;0)" office:value-type="string" office:string-value="SUCDi" calcext:value-type="string">
            <text:p>SUCDi</text:p>
          </table:table-cell>
          <table:table-cell office:value-type="float" office:value="0.0111473268880782" calcext:value-type="float">
            <text:p>0.0111473269</text:p>
          </table:table-cell>
          <table:table-cell office:value-type="float" office:value="0.352918301261745" calcext:value-type="float">
            <text:p>0.3529183013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table:formula="of:=VLOOKUP([.A59];[mapping.$A$1:.$B$56];2;0)" office:value-type="string" office:string-value="NADH5" calcext:value-type="string">
            <text:p>NADH5</text:p>
          </table:table-cell>
          <table:table-cell office:value-type="float" office:value="0.104345883544135" calcext:value-type="float">
            <text:p>0.1043458835</text:p>
          </table:table-cell>
          <table:table-cell office:value-type="float" office:value="0.914313584731781" calcext:value-type="float">
            <text:p>0.9143135847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formula="of:=VLOOKUP([.A60];[mapping.$A$1:.$B$56];2;0)" office:value-type="string" office:string-value="" calcext:value-type="error">
            <text:p>#N/A</text:p>
          </table:table-cell>
          <table:table-cell office:value-type="float" office:value="0.0000000000513422740193119" calcext:value-type="float">
            <text:p>5.13422740193119E-11</text:p>
          </table:table-cell>
          <table:table-cell office:value-type="float" office:value="0.0000341925013134068" calcext:value-type="float">
            <text:p>3.41925013134068E-05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table:formula="of:=VLOOKUP([.A61];[mapping.$A$1:.$B$56];2;0)" office:value-type="string" office:string-value="ATPM" calcext:value-type="string">
            <text:p>ATPM</text:p>
          </table:table-cell>
          <table:table-cell office:value-type="float" office:value="0.158580570183381" calcext:value-type="float">
            <text:p>0.1585805702</text:p>
          </table:table-cell>
          <table:table-cell office:value-type="float" office:value="2.70043731189264" calcext:value-type="float">
            <text:p>2.7004373119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table:formula="of:=VLOOKUP([.A62];[mapping.$A$1:.$B$56];2;0)" office:value-type="string" office:string-value="GLCtexi" calcext:value-type="string">
            <text:p>GLCtexi</text:p>
          </table:table-cell>
          <table:table-cell office:value-type="float" office:value="0.073172881108119" calcext:value-type="float">
            <text:p>0.0731728811</text:p>
          </table:table-cell>
          <table:table-cell office:value-type="float" office:value="0.240434623234693" calcext:value-type="float">
            <text:p>0.2404346232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table:formula="of:=VLOOKUP([.A63];[mapping.$A$1:.$B$56];2;0)" office:value-type="string" office:string-value="PIt2rpp" calcext:value-type="string">
            <text:p>PIt2rpp</text:p>
          </table:table-cell>
          <table:table-cell office:value-type="float" office:value="0.00522661597711227" calcext:value-type="float">
            <text:p>0.005226616</text:p>
          </table:table-cell>
          <table:table-cell office:value-type="float" office:value="0.170420488837828" calcext:value-type="float">
            <text:p>0.1704204888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table:formula="of:=VLOOKUP([.A64];[mapping.$A$1:.$B$56];2;0)" office:value-type="string" office:string-value="PItex" calcext:value-type="string">
            <text:p>PItex</text:p>
          </table:table-cell>
          <table:table-cell office:value-type="float" office:value="0.0052266183638168" calcext:value-type="float">
            <text:p>0.0052266184</text:p>
          </table:table-cell>
          <table:table-cell office:value-type="float" office:value="0.170420805993778" calcext:value-type="float">
            <text:p>0.170420806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table:formula="of:=VLOOKUP([.A65];[mapping.$A$1:.$B$56];2;0)" office:value-type="string" office:string-value="ACt2rpp" calcext:value-type="string">
            <text:p>ACt2rpp</text:p>
          </table:table-cell>
          <table:table-cell office:value-type="float" office:value="0.00000000563062429083454" calcext:value-type="float">
            <text:p>5.63062429083454E-09</text:p>
          </table:table-cell>
          <table:table-cell office:value-type="float" office:value="0.0000327261465692418" calcext:value-type="float">
            <text:p>3.27261465692418E-05</text:p>
          </table:table-cell>
        </table:table-row>
        <table:table-row table:style-name="ro1">
          <table:table-cell office:value-type="string" calcext:value-type="string">
            <text:p>_ACE_OUT</text:p>
          </table:table-cell>
          <table:table-cell table:formula="of:=VLOOKUP([.A66];[mapping.$A$1:.$B$56];2;0)" office:value-type="string" office:string-value="EX_ac_LPAREN_e_RPAREN_" calcext:value-type="string">
            <text:p>EX_ac_LPAREN_e_RPAREN_</text:p>
          </table:table-cell>
          <table:table-cell office:value-type="float" office:value="0.0000000058497563189192" calcext:value-type="float">
            <text:p>5.8497563189192E-09</text:p>
          </table:table-cell>
          <table:table-cell office:value-type="float" office:value="0.0000288538383279712" calcext:value-type="float">
            <text:p>2.88538383279712E-05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table:formula="of:=VLOOKUP([.A67];[mapping.$A$1:.$B$56];2;0)" office:value-type="string" office:string-value="ACACtex" calcext:value-type="string">
            <text:p>ACACtex</text:p>
          </table:table-cell>
          <table:table-cell office:value-type="float" office:value="0.00000000563116904580395" calcext:value-type="float">
            <text:p>5.63116904580395E-09</text:p>
          </table:table-cell>
          <table:table-cell office:value-type="float" office:value="0.0000327165192845109" calcext:value-type="float">
            <text:p>3.27165192845109E-05</text:p>
          </table:table-cell>
        </table:table-row>
        <table:table-row table:style-name="ro1">
          <table:table-cell office:value-type="string" calcext:value-type="string">
            <text:p>GL6P_HYDROLYSIS</text:p>
          </table:table-cell>
          <table:table-cell table:formula="of:=VLOOKUP([.A68];[mapping.$A$1:.$B$56];2;0)" office:value-type="string" office:string-value="" calcext:value-type="error">
            <text:p>#N/A</text:p>
          </table:table-cell>
          <table:table-cell office:value-type="float" office:value="0.000000000539804607533133" calcext:value-type="float">
            <text:p>5.39804607533133E-10</text:p>
          </table:table-cell>
          <table:table-cell office:value-type="float" office:value="0.00000052400640756093" calcext:value-type="float">
            <text:p>0.000000524</text:p>
          </table:table-cell>
        </table:table-row>
        <table:table-row table:style-name="ro1" table:number-rows-repeated="104850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apping" table:style-name="ta1">
        <table:table-column table:style-name="co6" table:default-cell-style-name="ce3"/>
        <table:table-column table:style-name="co7" table:default-cell-style-name="ce3"/>
        <table:table-row table:style-name="ro2">
          <table:table-cell office:value-type="string" calcext:value-type="string">
            <text:p>Reaction_name_in_KMODEL</text:p>
          </table:table-cell>
          <table:table-cell table:style-name="ce5" office:value-type="string" calcext:value-type="string">
            <text:p>Stochiometric_NAME</text:p>
          </table:table-cell>
        </table:table-row>
        <table:table-row table:style-name="ro2">
          <table:table-cell office:value-type="string" calcext:value-type="string">
            <text:p>GLC_feed</text:p>
          </table:table-cell>
          <table:table-cell table:style-name="ce6" office:value-type="string" calcext:value-type="string">
            <text:p>EX_glc_LPAREN_e_RPAREN_</text:p>
          </table:table-cell>
        </table:table-row>
        <table:table-row table:style-name="ro2">
          <table:table-cell office:value-type="string" calcext:value-type="string">
            <text:p>_ACE_OUT</text:p>
          </table:table-cell>
          <table:table-cell table:style-name="ce6" office:value-type="string" calcext:value-type="string">
            <text:p>EX_ac_LPAREN_e_RPAREN_</text:p>
          </table:table-cell>
        </table:table-row>
        <table:table-row table:style-name="ro2">
          <table:table-cell office:value-type="string" calcext:value-type="string">
            <text:p>XCH_GLC</text:p>
          </table:table-cell>
          <table:table-cell table:style-name="ce7" office:value-type="string" calcext:value-type="string">
            <text:p>GLCtexi</text:p>
          </table:table-cell>
        </table:table-row>
        <table:table-row table:style-name="ro2">
          <table:table-cell office:value-type="string" calcext:value-type="string">
            <text:p>XCH_P</text:p>
          </table:table-cell>
          <table:table-cell table:style-name="ce8" office:value-type="string" calcext:value-type="string">
            <text:p>PItex</text:p>
          </table:table-cell>
        </table:table-row>
        <table:table-row table:style-name="ro2">
          <table:table-cell office:value-type="string" calcext:value-type="string">
            <text:p>XCH_ACE1</text:p>
          </table:table-cell>
          <table:table-cell table:style-name="ce9" office:value-type="string" calcext:value-type="string">
            <text:p>ACt2rpp</text:p>
          </table:table-cell>
        </table:table-row>
        <table:table-row table:style-name="ro2">
          <table:table-cell office:value-type="string" calcext:value-type="string">
            <text:p>XCH_ACE2</text:p>
          </table:table-cell>
          <table:table-cell table:style-name="ce10" office:value-type="string" calcext:value-type="string">
            <text:p>ACACtex</text:p>
          </table:table-cell>
        </table:table-row>
        <table:table-row table:style-name="ro2">
          <table:table-cell office:value-type="string" calcext:value-type="string">
            <text:p>PTS_0</text:p>
          </table:table-cell>
          <table:table-cell table:style-name="ce11" office:value-type="string" calcext:value-type="string">
            <text:p>GLCptspp</text:p>
          </table:table-cell>
        </table:table-row>
        <table:table-row table:style-name="ro2">
          <table:table-cell office:value-type="string" calcext:value-type="string">
            <text:p>PIT</text:p>
          </table:table-cell>
          <table:table-cell table:style-name="ce6" office:value-type="string" calcext:value-type="string">
            <text:p>PIt2rpp</text:p>
          </table:table-cell>
        </table:table-row>
        <table:table-row table:style-name="ro2">
          <table:table-cell office:value-type="string" calcext:value-type="string">
            <text:p>PGI</text:p>
          </table:table-cell>
          <table:table-cell table:style-name="ce7" office:value-type="string" calcext:value-type="string">
            <text:p>PGI</text:p>
          </table:table-cell>
        </table:table-row>
        <table:table-row table:style-name="ro2">
          <table:table-cell office:value-type="string" calcext:value-type="string">
            <text:p>PFK</text:p>
          </table:table-cell>
          <table:table-cell table:style-name="ce8" office:value-type="string" calcext:value-type="string">
            <text:p>PFK</text:p>
          </table:table-cell>
        </table:table-row>
        <table:table-row table:style-name="ro2">
          <table:table-cell office:value-type="string" calcext:value-type="string">
            <text:p>FBP</text:p>
          </table:table-cell>
          <table:table-cell table:style-name="ce9" office:value-type="string" calcext:value-type="string">
            <text:p>FBP</text:p>
          </table:table-cell>
        </table:table-row>
        <table:table-row table:style-name="ro2">
          <table:table-cell office:value-type="string" calcext:value-type="string">
            <text:p>FBA</text:p>
          </table:table-cell>
          <table:table-cell table:style-name="ce8" office:value-type="string" calcext:value-type="string">
            <text:p>FBA</text:p>
          </table:table-cell>
        </table:table-row>
        <table:table-row table:style-name="ro2">
          <table:table-cell office:value-type="string" calcext:value-type="string">
            <text:p>TPI</text:p>
          </table:table-cell>
          <table:table-cell table:style-name="ce8" office:value-type="string" calcext:value-type="string">
            <text:p>TPI</text:p>
          </table:table-cell>
        </table:table-row>
        <table:table-row table:style-name="ro2">
          <table:table-cell office:value-type="string" calcext:value-type="string">
            <text:p>GDH</text:p>
          </table:table-cell>
          <table:table-cell table:style-name="ce9" office:value-type="string" calcext:value-type="string">
            <text:p>GAPD</text:p>
          </table:table-cell>
        </table:table-row>
        <table:table-row table:style-name="ro2">
          <table:table-cell office:value-type="string" calcext:value-type="string">
            <text:p>PGK</text:p>
          </table:table-cell>
          <table:table-cell table:style-name="ce9" office:value-type="string" calcext:value-type="string">
            <text:p>PGK</text:p>
          </table:table-cell>
        </table:table-row>
        <table:table-row table:style-name="ro2">
          <table:table-cell office:value-type="string" calcext:value-type="string">
            <text:p>GPM</text:p>
          </table:table-cell>
          <table:table-cell table:style-name="ce9" office:value-type="string" calcext:value-type="string">
            <text:p>PGM</text:p>
          </table:table-cell>
        </table:table-row>
        <table:table-row table:style-name="ro2">
          <table:table-cell office:value-type="string" calcext:value-type="string">
            <text:p>ENO</text:p>
          </table:table-cell>
          <table:table-cell table:style-name="ce9" office:value-type="string" calcext:value-type="string">
            <text:p>ENO</text:p>
          </table:table-cell>
        </table:table-row>
        <table:table-row table:style-name="ro2">
          <table:table-cell office:value-type="string" calcext:value-type="string">
            <text:p>PYK</text:p>
          </table:table-cell>
          <table:table-cell table:style-name="ce9" office:value-type="string" calcext:value-type="string">
            <text:p>PYK</text:p>
          </table:table-cell>
        </table:table-row>
        <table:table-row table:style-name="ro2">
          <table:table-cell office:value-type="string" calcext:value-type="string">
            <text:p>PPS</text:p>
          </table:table-cell>
          <table:table-cell table:style-name="ce9" office:value-type="string" calcext:value-type="string">
            <text:p>PPS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style-name="ce10" office:value-type="string" calcext:value-type="string">
            <text:p>PDH</text:p>
          </table:table-cell>
        </table:table-row>
        <table:table-row table:style-name="ro2">
          <table:table-cell office:value-type="string" calcext:value-type="string">
            <text:p>ZWF</text:p>
          </table:table-cell>
          <table:table-cell table:style-name="ce12" office:value-type="string" calcext:value-type="string">
            <text:p>G6PDH2r</text:p>
          </table:table-cell>
        </table:table-row>
        <table:table-row table:style-name="ro2">
          <table:table-cell office:value-type="string" calcext:value-type="string">
            <text:p>PGL</text:p>
          </table:table-cell>
          <table:table-cell table:style-name="ce13" office:value-type="string" calcext:value-type="string">
            <text:p>PGL</text:p>
          </table:table-cell>
        </table:table-row>
        <table:table-row table:style-name="ro2">
          <table:table-cell office:value-type="string" calcext:value-type="string">
            <text:p>GND</text:p>
          </table:table-cell>
          <table:table-cell table:style-name="ce9" office:value-type="string" calcext:value-type="string">
            <text:p>GND</text:p>
          </table:table-cell>
        </table:table-row>
        <table:table-row table:style-name="ro2">
          <table:table-cell office:value-type="string" calcext:value-type="string">
            <text:p>RPE</text:p>
          </table:table-cell>
          <table:table-cell table:style-name="ce8" office:value-type="string" calcext:value-type="string">
            <text:p>RPE</text:p>
          </table:table-cell>
        </table:table-row>
        <table:table-row table:style-name="ro2">
          <table:table-cell office:value-type="string" calcext:value-type="string">
            <text:p>RPI</text:p>
          </table:table-cell>
          <table:table-cell table:style-name="ce9" office:value-type="string" calcext:value-type="string">
            <text:p>RPI</text:p>
          </table:table-cell>
        </table:table-row>
        <table:table-row table:style-name="ro2">
          <table:table-cell office:value-type="string" calcext:value-type="string">
            <text:p>EDD</text:p>
          </table:table-cell>
          <table:table-cell table:style-name="ce12" office:value-type="string" calcext:value-type="string">
            <text:p>EDD</text:p>
          </table:table-cell>
        </table:table-row>
        <table:table-row table:style-name="ro2">
          <table:table-cell office:value-type="string" calcext:value-type="string">
            <text:p>EDA</text:p>
          </table:table-cell>
          <table:table-cell table:style-name="ce14"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PPC</text:p>
          </table:table-cell>
          <table:table-cell table:style-name="ce12" office:value-type="string" calcext:value-type="string">
            <text:p>PPC</text:p>
          </table:table-cell>
        </table:table-row>
        <table:table-row table:style-name="ro2">
          <table:table-cell office:value-type="string" calcext:value-type="string">
            <text:p>PCK</text:p>
          </table:table-cell>
          <table:table-cell table:style-name="ce9" office:value-type="string" calcext:value-type="string">
            <text:p>PPCK</text:p>
          </table:table-cell>
        </table:table-row>
        <table:table-row table:style-name="ro2">
          <table:table-cell office:value-type="string" calcext:value-type="string">
            <text:p>MAD</text:p>
          </table:table-cell>
          <table:table-cell table:style-name="ce10" office:value-type="string" calcext:value-type="string">
            <text:p>ME1</text:p>
          </table:table-cell>
        </table:table-row>
        <table:table-row table:style-name="ro2">
          <table:table-cell office:value-type="string" calcext:value-type="string">
            <text:p>GLT</text:p>
          </table:table-cell>
          <table:table-cell table:style-name="ce12"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ACN_1</text:p>
          </table:table-cell>
          <table:table-cell table:style-name="ce9" office:value-type="string" calcext:value-type="string">
            <text:p>ACONTa</text:p>
          </table:table-cell>
        </table:table-row>
        <table:table-row table:style-name="ro2">
          <table:table-cell office:value-type="string" calcext:value-type="string">
            <text:p>ACN_2</text:p>
          </table:table-cell>
          <table:table-cell table:style-name="ce9" office:value-type="string" calcext:value-type="string">
            <text:p>ACONTb</text:p>
          </table:table-cell>
        </table:table-row>
        <table:table-row table:style-name="ro2">
          <table:table-cell office:value-type="string" calcext:value-type="string">
            <text:p>ICD</text:p>
          </table:table-cell>
          <table:table-cell table:style-name="ce9" office:value-type="string" calcext:value-type="string">
            <text:p>ICDHyr</text:p>
          </table:table-cell>
        </table:table-row>
        <table:table-row table:style-name="ro2">
          <table:table-cell office:value-type="string" calcext:value-type="string">
            <text:p>LPD</text:p>
          </table:table-cell>
          <table:table-cell table:style-name="ce9" office:value-type="string" calcext:value-type="string">
            <text:p>AKGDH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table:style-name="ce9" office:value-type="string" calcext:value-type="string">
            <text:p>SUCOAS</text:p>
          </table:table-cell>
        </table:table-row>
        <table:table-row table:style-name="ro2">
          <table:table-cell office:value-type="string" calcext:value-type="string">
            <text:p>SDH</text:p>
          </table:table-cell>
          <table:table-cell table:style-name="ce15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FUMA</text:p>
          </table:table-cell>
          <table:table-cell table:style-name="ce9" office:value-type="string" calcext:value-type="string">
            <text:p>FUM</text:p>
          </table:table-cell>
        </table:table-row>
        <table:table-row table:style-name="ro2">
          <table:table-cell table:style-name="ce4" office:value-type="string" calcext:value-type="string">
            <text:p>MQO</text:p>
          </table:table-cell>
          <table:table-cell table:style-name="ce4" office:value-type="string" calcext:value-type="string">
            <text:p>MDH2</text:p>
          </table:table-cell>
        </table:table-row>
        <table:table-row table:style-name="ro2">
          <table:table-cell table:number-columns-repeated="2" table:style-name="ce4" office:value-type="string" calcext:value-type="string">
            <text:p>MDH</text:p>
          </table:table-cell>
        </table:table-row>
        <table:table-row table:style-name="ro2">
          <table:table-cell office:value-type="string" calcext:value-type="string">
            <text:p>ACEA</text:p>
          </table:table-cell>
          <table:table-cell table:style-name="ce7" office:value-type="string" calcext:value-type="string">
            <text:p>ICL</text:p>
          </table:table-cell>
        </table:table-row>
        <table:table-row table:style-name="ro2">
          <table:table-cell office:value-type="string" calcext:value-type="string">
            <text:p>ACEB</text:p>
          </table:table-cell>
          <table:table-cell table:style-name="ce10" office:value-type="string" calcext:value-type="string">
            <text:p>MALS</text:p>
          </table:table-cell>
        </table:table-row>
        <table:table-row table:style-name="ro2">
          <table:table-cell office:value-type="string" calcext:value-type="string">
            <text:p>PTA</text:p>
          </table:table-cell>
          <table:table-cell table:style-name="ce7" office:value-type="string" calcext:value-type="string">
            <text:p>PTAr</text:p>
          </table:table-cell>
        </table:table-row>
        <table:table-row table:style-name="ro2">
          <table:table-cell office:value-type="string" calcext:value-type="string">
            <text:p>ACK</text:p>
          </table:table-cell>
          <table:table-cell table:style-name="ce9" office:value-type="string" calcext:value-type="string">
            <text:p>ACKr</text:p>
          </table:table-cell>
        </table:table-row>
        <table:table-row table:style-name="ro2">
          <table:table-cell office:value-type="string" calcext:value-type="string">
            <text:p>ACS</text:p>
          </table:table-cell>
          <table:table-cell table:style-name="ce14" office:value-type="string" calcext:value-type="string">
            <text:p>ACS</text:p>
          </table:table-cell>
        </table:table-row>
        <table:table-row table:style-name="ro2">
          <table:table-cell office:value-type="string" calcext:value-type="string">
            <text:p>NADH_req</text:p>
          </table:table-cell>
          <table:table-cell table:style-name="ce12" office:value-type="string" calcext:value-type="string">
            <text:p>NADH16pp</text:p>
          </table:table-cell>
        </table:table-row>
        <table:table-row table:style-name="ro2">
          <table:table-cell office:value-type="string" calcext:value-type="string">
            <text:p>NDHII</text:p>
          </table:table-cell>
          <table:table-cell table:style-name="ce9" office:value-type="string" calcext:value-type="string">
            <text:p>NADH5</text:p>
          </table:table-cell>
        </table:table-row>
        <table:table-row table:style-name="ro2">
          <table:table-cell office:value-type="string" calcext:value-type="string">
            <text:p>SQR</text:p>
          </table:table-cell>
          <table:table-cell table:style-name="ce15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CYTBO</text:p>
          </table:table-cell>
          <table:table-cell table:style-name="ce16" office:value-type="string" calcext:value-type="string">
            <text:p>CYTBO3_4pp</text:p>
          </table:table-cell>
        </table:table-row>
        <table:table-row table:style-name="ro2">
          <table:table-cell office:value-type="string" calcext:value-type="string">
            <text:p>ATP_SYN</text:p>
          </table:table-cell>
          <table:table-cell table:style-name="ce10" office:value-type="string" calcext:value-type="string">
            <text:p>ATPS4rpp</text:p>
          </table:table-cell>
        </table:table-row>
        <table:table-row table:style-name="ro2">
          <table:table-cell office:value-type="string" calcext:value-type="string">
            <text:p>PNT_req</text:p>
          </table:table-cell>
          <table:table-cell table:style-name="ce7" office:value-type="string" calcext:value-type="string">
            <text:p>NADTRHD</text:p>
          </table:table-cell>
        </table:table-row>
        <table:table-row table:style-name="ro2">
          <table:table-cell office:value-type="string" calcext:value-type="string">
            <text:p>ADK</text:p>
          </table:table-cell>
          <table:table-cell table:style-name="ce8" office:value-type="string" calcext:value-type="string">
            <text:p>ADK1</text:p>
          </table:table-cell>
        </table:table-row>
        <table:table-row table:style-name="ro2">
          <table:table-cell office:value-type="string" calcext:value-type="string">
            <text:p>ATP_MAINTENANCE</text:p>
          </table:table-cell>
          <table:table-cell table:style-name="ce9" office:value-type="string" calcext:value-type="string">
            <text:p>ATPM</text:p>
          </table:table-cell>
        </table:table-row>
        <table:table-row table:style-name="ro2">
          <table:table-cell office:value-type="string" calcext:value-type="string">
            <text:p>CYA</text:p>
          </table:table-cell>
          <table:table-cell table:style-name="ce8" office:value-type="string" calcext:value-type="string">
            <text:p>ADNCYC</text:p>
          </table:table-cell>
        </table:table-row>
        <table:table-row table:style-name="ro2">
          <table:table-cell office:value-type="string" calcext:value-type="string">
            <text:p>DOS</text:p>
          </table:table-cell>
          <table:table-cell table:style-name="ce10" office:value-type="string" calcext:value-type="string">
            <text:p>PDE4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6:14:22.353649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5T16:14:46.353220548</dc:date>
    <meta:editing-duration>PT10M21S</meta:editing-duration>
    <meta:editing-cycles>4</meta:editing-cycles>
    <meta:generator>LibreOffice/5.1.6.2$Linux_X86_64 LibreOffice_project/10m0$Build-2</meta:generator>
    <meta:document-statistic meta:table-count="3" meta:cell-count="588" meta:object-count="0"/>
  </office:meta>
</office:document-meta>
</file>